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211b" officeooo:paragraph-rsid="0008211b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08514d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Manjari" fo:font-size="15pt" style:text-underline-style="solid" style:text-underline-width="auto" style:text-underline-color="font-color" fo:font-weight="bold" officeooo:rsid="00030533" officeooo:paragraph-rsid="0008211b" style:font-size-asian="15pt" style:font-weight-asian="bold" style:font-size-complex="15pt" style:font-weight-complex="bold"/>
    </style:style>
    <style:style style:name="T1" style:family="text">
      <style:text-properties officeooo:rsid="0008211b"/>
    </style:style>
    <style:style style:name="T2" style:family="text">
      <style:text-properties officeooo:rsid="0008514d"/>
    </style:style>
    <style:style style:name="T3" style:family="text">
      <style:text-properties officeooo:rsid="000a4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ão <text:span text:style-name="T1">2</text:span></text:p>
      <text:p text:style-name="P3"/>
      <text:p text:style-name="P1"/>
      <text:p text:style-name="P1">A <text:span text:style-name="T2">pesquisa sequencial percorre os elementos um por um até encontrar o elemento desejado ou até percorrer todos os elementos, tendo uma complexidade de O(n) que é uma busca lenta principalmente em listas grandes.</text:span></text:p>
      <text:p text:style-name="P1"/>
      <text:p text:style-name="P2">Por outro lado, a pesquisa binária divide repetidamente a lista ao meio e verifica se o elemento está na metade superior ou inferior <text:span text:style-name="T3">da lista, em seguida repete o processo na metade selecionada até encontrar o elemento. Além disso, sua complexidade é de O(log n) e se torna muito mais rápida em lista grandes comparada a pesquisa sequencial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7:40:38.128778686</meta:creation-date>
    <dc:date>2023-08-02T08:21:32.940974746</dc:date>
    <meta:editing-duration>PT20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4" meta:character-count="561" meta:non-whitespace-character-count="470"/>
  </office:meta>
</office:document-meta>
</file>